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Heading_20_2" style:list-style-name="L1">
      <style:text-properties fo:font-variant="normal" fo:text-transform="none" fo:color="#000000" loext:opacity="100%" style:text-line-through-style="none" style:text-line-through-type="none" style:font-name="sans-serif" fo:letter-spacing="normal" fo:font-style="normal" style:text-underline-style="none" fo:font-weight="normal" style:text-blinking="false"/>
    </style:style>
    <style:style style:name="P2" style:family="paragraph" style:parent-style-name="Heading_20_2" style:list-style-name="L1">
      <style:text-properties fo:font-variant="normal" fo:text-transform="none" fo:color="#222266" loext:opacity="100%" style:text-line-through-style="none" style:text-line-through-type="none" style:font-name="sans-serif" fo:letter-spacing="normal" fo:font-style="normal" style:text-underline-style="none" fo:font-weight="normal" style:text-blinking="false"/>
    </style:style>
    <style:style style:name="P3" style:family="paragraph" style:parent-style-name="Standard" style:list-style-name="L1"/>
    <style:style style:name="P4"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sans-serif" fo:font-size="12pt" fo:letter-spacing="normal" fo:language="en" fo:country="US" fo:font-style="normal" fo:font-weight="normal" loext:padding="0cm" loext:border="none"/>
    </style:style>
    <style:style style:name="P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6"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7" style:family="paragraph" style:parent-style-name="Text_20_body">
      <style:paragraph-properties fo:margin-top="0cm" fo:margin-bottom="0.499cm" style:contextual-spacing="false" fo:orphans="2" fo:widows="2"/>
      <style:text-properties fo:font-variant="normal" fo:text-transform="none" fo:color="#000000" loext:opacity="100%" style:font-name="sans-serif" fo:font-size="12pt" fo:letter-spacing="normal" fo:language="en" fo:country="US" fo:font-style="normal" fo:font-weight="normal" loext:padding="0cm" loext:border="none"/>
    </style:style>
    <style:style style:name="P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9"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10"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11"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1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13"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14"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15"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language="en" fo:country="US" fo:font-style="normal" fo:font-weight="normal" loext:padding="0cm" loext:border="none"/>
    </style:style>
    <style:style style:name="P16"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sans-serif" fo:font-size="12pt" fo:letter-spacing="normal" fo:language="en" fo:country="US" fo:font-style="normal" fo:font-weight="normal"/>
    </style:style>
    <style:style style:name="P17"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sans-serif" fo:font-size="12pt" fo:letter-spacing="normal" fo:font-style="normal" fo:font-weight="normal" loext:padding="0cm" loext:border="none"/>
    </style:style>
    <style:style style:name="P18" style:family="paragraph" style:parent-style-name="Text_20_body">
      <style:paragraph-properties fo:margin-top="0cm" fo:margin-bottom="0.499cm" style:contextual-spacing="false" fo:orphans="2" fo:widows="2"/>
      <style:text-properties fo:font-variant="normal" fo:text-transform="none" fo:color="#000000" loext:opacity="100%" style:font-name="sans-serif" fo:font-size="12pt" fo:letter-spacing="normal" fo:font-style="normal" fo:font-weight="normal" loext:padding="0cm" loext:border="none"/>
    </style:style>
    <style:style style:name="P19" style:family="paragraph" style:parent-style-name="Text_20_body">
      <style:paragraph-properties fo:margin-top="0cm" fo:margin-bottom="0.499cm" style:contextual-spacing="false" fo:orphans="2" fo:widows="2"/>
      <style:text-properties fo:font-variant="normal" fo:text-transform="none" fo:color="#000000" loext:opacity="100%" fo:letter-spacing="normal" loext:padding="0cm" loext:border="none"/>
    </style:style>
    <style:style style:name="P20"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fo:letter-spacing="normal" loext:padding="0cm" loext:border="none"/>
    </style:style>
    <style:style style:name="P21"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fo:letter-spacing="normal"/>
    </style:style>
    <style:style style:name="P22" style:family="paragraph" style:parent-style-name="Text_20_body">
      <style:paragraph-properties fo:margin-top="0cm" fo:margin-bottom="0.499cm" style:contextual-spacing="false" fo:orphans="2" fo:widows="2"/>
    </style:style>
    <style:style style:name="P23" style:family="paragraph" style:parent-style-name="Text_20_body">
      <style:paragraph-properties fo:margin-left="0cm" fo:margin-right="0cm" fo:margin-top="0cm" fo:margin-bottom="0.499cm" style:contextual-spacing="false" fo:orphans="2" fo:widows="2" fo:text-indent="0cm" style:auto-text-indent="false"/>
    </style:style>
    <style:style style:name="T1" style:family="text">
      <style:text-properties fo:language="en" fo:country="US"/>
    </style:style>
    <style:style style:name="T2" style:family="text">
      <style:text-properties style:font-name="sans-serif" fo:font-size="12pt" fo:language="en" fo:country="US" fo:font-style="normal" fo:font-weight="normal"/>
    </style:style>
    <style:style style:name="T3" style:family="text">
      <style:text-properties style:font-name="sans-serif" fo:font-size="12pt" fo:font-style="normal" fo:font-weight="normal"/>
    </style:style>
    <style:style style:name="T4" style:family="text">
      <style:text-properties fo:font-variant="normal" fo:text-transform="none" fo:color="#000000" loext:opacity="100%" style:font-name="sans-serif" fo:font-size="12pt" fo:letter-spacing="normal" fo:language="en" fo:country="US" fo:font-style="normal" fo:font-weight="normal" loext:padding="0cm" loext:border="none"/>
    </style:style>
    <style:style style:name="T5" style:family="text">
      <style:text-properties fo:font-variant="normal" fo:text-transform="none" fo:color="#000000" loext:opacity="100%" style:font-name="sans-serif" fo:font-size="12pt" fo:letter-spacing="normal" fo:font-style="normal" fo:font-weight="normal"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49776377" text:style-name="L1">
        <text:list-item>
          <text:list>
            <text:list-item>
              <text:h text:style-name="P1" text:outline-level="2"><text:bookmark text:name="h5p-panel-link-0-1"/>What is statistics, and what are branches of statistics?</text:h>
            </text:list-item>
          </text:list>
        </text:list-item>
      </text:list>
      <text:section text:style-name="Sect1" text:name="h5p-panel-content-0-1">
        <text:p text:style-name="P4">Statistics is mathematical science pertaining to the collection, presentation, analysis, and interpretation of data. It is used for:</text:p>
        <text:list xml:id="list2924290230" text:style-name="L2">
          <text:list-item>
            <text:p text:style-name="P5">Analyze Primary Data</text:p>
          </text:list-item>
          <text:list-item>
            <text:p text:style-name="P5">Build a Statistical Model</text:p>
          </text:list-item>
          <text:list-item>
            <text:p text:style-name="P6">Predict the outcomes</text:p>
          </text:list-item>
        </text:list>
        <text:p text:style-name="P22"><text:span text:style-name="T4">The two main branches of statistics are </text:span><text:a xlink:type="simple" xlink:href="https://explorable.com/descriptive-statistics" text:style-name="Internet_20_link" text:visited-style-name="Visited_20_Internet_20_Link">descriptive statistics</text:a><text:span text:style-name="T5"> </text:span><text:span text:style-name="T4">and </text:span><text:a xlink:type="simple" xlink:href="https://explorable.com/inferential-statistics" text:style-name="Internet_20_link" text:visited-style-name="Visited_20_Internet_20_Link"><text:span text:style-name="T5">inferential statistics</text:span></text:a><text:span text:style-name="T4">.</text:span></text:p>
      </text:section>
      <text:list xml:id="list135333043396154" text:continue-list="list1849776377" text:style-name="L1">
        <text:list-item>
          <text:list>
            <text:list-item>
              <text:h text:style-name="P2" text:outline-level="2"><text:bookmark text:name="h5p-panel-link-0-2"/>Please explain descriptive statistics.</text:h>
            </text:list-item>
          </text:list>
        </text:list-item>
      </text:list>
      <text:section text:style-name="Sect1" text:name="h5p-panel-content-0-2">
        <text:p text:style-name="P4">Helps organize data and focuses on the main characteristics of the data. It provides a summary of data numerically or graphically. It describes the basic features of the data in a study, such as mean, median, mode, SD, correlation.</text:p>
        <text:p text:style-name="P7">Descriptive statistics are either measures of central tendency or measures of spread.</text:p>
        <text:list xml:id="list1218524516" text:style-name="L3">
          <text:list-item>
            <text:p text:style-name="P8">Measures of central tendency: mean, median, and mode</text:p>
          </text:list-item>
          <text:list-item>
            <text:p text:style-name="P9">Measures of spread: standard deviation, variance, the minimum and maximum variables, range and the kurtosis and skewness.</text:p>
          </text:list-item>
        </text:list>
      </text:section>
      <text:list xml:id="list135332547260767" text:continue-list="list135333043396154" text:style-name="L1">
        <text:list-item>
          <text:list>
            <text:list-item>
              <text:h text:style-name="P2" text:outline-level="2"><text:bookmark text:name="h5p-panel-link-0-3"/>What are the data types? Please explain.</text:h>
            </text:list-item>
          </text:list>
        </text:list-item>
      </text:list>
      <text:section text:style-name="Sect1" text:name="h5p-panel-content-0-3">
        <text:p text:style-name="P17"><text:span text:style-name="T1">1. Numerical data</text:span> <text:span text:style-name="T1">represents some quantifiable information that is measurable and is further divided into two subcategories:</text:span></text:p>
        <text:p text:style-name="P18"><text:span text:style-name="T1">Discrete data, which is integer based (e.g. number of people)</text:span></text:p>
        <text:p text:style-name="P18"><text:span text:style-name="T1">Continuous data, which is decimal based (e.g. price, distance, temperature).</text:span></text:p>
        <text:p text:style-name="P18"><text:span text:style-name="T1">2. Categorical data</text:span> <text:span text:style-name="T1">is qualitative data that is used to classify data into categories (think of an enumeration in programming). For example, gender, car brands, country of residence etc.</text:span></text:p>
        <text:p text:style-name="P18"><text:span text:style-name="T1">3. Ordinal data</text:span> <text:span text:style-name="T1">represents discrete and ordered units, e.g. champions league rank (1st, 2nd, 3rd), bug priority (low, critical or showstopper), or hotel rating (1–5*).</text:span></text:p>
      </text:section>
      <text:list xml:id="list135333728219349" text:continue-numbering="true" text:style-name="L1">
        <text:list-item>
          <text:list>
            <text:list-item>
              <text:h text:style-name="P2" text:outline-level="2"><text:bookmark text:name="h5p-panel-link-0-4"/>What is variable and what are categorical, discrete, and continuous variables?</text:h>
            </text:list-item>
          </text:list>
        </text:list-item>
      </text:list>
      <text:section text:style-name="Sect1" text:name="h5p-panel-content-0-4">
        <text:p text:style-name="P4">A variable is a characteristic that describes a member of the sample.</text:p>
        <text:p text:style-name="P7"><text:soft-page-break/>Categorical variable</text:p>
        <text:p text:style-name="P7">Categorical variables contain a finite number of categories or distinct groups. gender, material type, and payment method.</text:p>
        <text:p text:style-name="P7">Discrete variable</text:p>
        <text:p text:style-name="P7">Discrete variables are numeric variables that have a countable number of values between any two values.</text:p>
        <text:p text:style-name="P7">Continuous variable</text:p>
        <text:p text:style-name="P7">Continuous variables are numeric variables that have an infinite number of values between any two values.</text:p>
      </text:section>
      <text:list xml:id="list135333352974816" text:continue-numbering="true" text:style-name="L1">
        <text:list-item>
          <text:list>
            <text:list-item>
              <text:h text:style-name="P2" text:outline-level="2"><text:bookmark text:name="h5p-panel-link-0-5"/>Please explain population and sample terms. What is the difference between a population and a sample?</text:h>
            </text:list-item>
          </text:list>
        </text:list-item>
      </text:list>
      <text:section text:style-name="Sect1" text:name="h5p-panel-content-0-5">
        <text:p text:style-name="P17"><text:span text:style-name="T1">Population: A population is the group from which data is to be collected.</text:span></text:p>
        <text:p text:style-name="P18"><text:span text:style-name="T1">Sample:</text:span> <text:span text:style-name="T1">A subset of population</text:span></text:p>
        <text:p text:style-name="P7">A population describes all of the members of a group, while a sample is a subset of members that time and resources allow you to measure.</text:p>
      </text:section>
      <text:list xml:id="list135333116375731" text:continue-numbering="true" text:style-name="L1">
        <text:list-item>
          <text:list>
            <text:list-item>
              <text:h text:style-name="P2" text:outline-level="2"><text:bookmark text:name="h5p-panel-link-0-6"/>What is the Central Limit Theorem and why is it important?</text:h>
            </text:list-item>
          </text:list>
        </text:list-item>
      </text:list>
      <text:section text:style-name="Sect1" text:name="h5p-panel-content-0-6">
        <text:p text:style-name="P4">The CLT states that the mean values from a group of samples will be normally distributed about the population mean, even if the population itself is not normally distributed.</text:p>
        <text:p text:style-name="P7">The central limit theorem states that, when samples from a data set with a known variance are aggregated, their mean roughly equals the population mean.</text:p>
        <text:p text:style-name="P7">Thus, even though we might not know the shape of the distribution where our data comes from, the central limit theorem says that we can treat the sampling distribution as if it were normal.</text:p>
        <text:p text:style-name="P18">Suppose that we are interested in estimating the average height among all people. Collecting data for every person in the world is impossible. While we can’t obtain a height measurement from everyone in the population, we can still sample some people. The question now becomes, what can we say about the average height of the entire population given a single sample. The Central Limit Theorem addresses this question exactly.</text:p>
      </text:section>
      <text:list xml:id="list135333150556556" text:continue-numbering="true" text:style-name="L1">
        <text:list-item>
          <text:list>
            <text:list-item>
              <text:h text:style-name="P1" text:outline-level="2"><text:bookmark text:name="h5p-panel-link-0-7"/><text:soft-page-break/>What are the measures of variability (dispersion)? Please explain.</text:h>
            </text:list-item>
          </text:list>
        </text:list-item>
      </text:list>
      <text:section text:style-name="Sect1" text:name="h5p-panel-content-0-7">
        <text:p text:style-name="P17"><text:span text:style-name="T1">Range: Range is the difference between the lowest and the highest number of a dataset. To calculate the range, we subtract the minimum from the maximum value.</text:span></text:p>
        <text:p text:style-name="P7">It shows us how varied the dataset is, i.e. how spread it is, but again, like mean, it is really sensitive to outliers.</text:p>
        <text:p text:style-name="P18"><text:span text:style-name="T1">Variance: Variance measures how spread out the data is. It describes how far values lie from the mean. Calculated as the sum of square distances from each point to the mean.</text:span></text:p>
        <text:p text:style-name="P19">●          <text:span text:style-name="T2">Calculate mean.</text:span></text:p>
        <text:p text:style-name="P19">●          <text:span text:style-name="T2">Take difference between each value and the mean</text:span></text:p>
        <text:p text:style-name="P19">●          <text:span text:style-name="T2">Square this difference.</text:span></text:p>
        <text:p text:style-name="P19">●          <text:span text:style-name="T2">Sum all differences</text:span></text:p>
        <text:p text:style-name="P19">●          <text:span text:style-name="T2">Finally, divide by the total number of observations.</text:span></text:p>
        <text:p text:style-name="P7">There’s a difference between the SAMPLE variance and the POPULATION variance</text:p>
        <text:p text:style-name="P18"><text:span text:style-name="T1">subject to Bessel's correction (</text:span>𝒏 − 𝟏<text:span text:style-name="T1">)   </text:span></text:p>
        <text:list xml:id="list2488843131" text:style-name="L4">
          <text:list-item>
            <text:p text:style-name="P10">For full population, we divide by the number of data points (n) </text:p>
          </text:list-item>
          <text:list-item>
            <text:p text:style-name="P11">samples, we divide by the number of data points minus 1(n - 1)</text:p>
          </text:list-item>
        </text:list>
        <text:p text:style-name="P18"><text:span text:style-name="T1">Standard Deviation: Standard deviation (represented by the greek letter sigma — σ) is just the square root of the variance.</text:span> <text:span text:style-name="T1">It is a measure of dispersion in terms of how many standard deviations it is away from the mean, and used to judge which data point is an outlier.</text:span></text:p>
        <text:p text:style-name="P7">Benefit: Same units as the sample and meaningful to talk about.</text:p>
      </text:section>
      <text:list xml:id="list135333670360233" text:continue-list="list135333150556556" text:style-name="L1">
        <text:list-item>
          <text:list>
            <text:list-item>
              <text:h text:style-name="P2" text:outline-level="2"><text:bookmark text:name="h5p-panel-link-0-8"/>What is an interquartile range?</text:h>
            </text:list-item>
          </text:list>
        </text:list-item>
      </text:list>
      <text:section text:style-name="Sect1" text:name="h5p-panel-content-0-8">
        <text:p text:style-name="P4">The IQR is a number that indicates how spread the middle half (i.e. the middle 50%) of the dataset is and can help determine outliers. It is the difference between the Q3 and Q1.</text:p>
        <text:p text:style-name="P7">Generally speaking, outliers are those data points that fall outside from the Q1 – 1.5 x IQR and Q3 + 1.5 x IQR range.</text:p>
      </text:section>
      <text:list xml:id="list135333499005490" text:continue-numbering="true" text:style-name="L1">
        <text:list-item>
          <text:list>
            <text:list-item>
              <text:h text:style-name="P2" text:outline-level="2"><text:bookmark text:name="h5p-panel-link-0-9"/>What are levels of measurement?</text:h>
            </text:list-item>
          </text:list>
        </text:list-item>
      </text:list>
      <text:section text:style-name="Sect1" text:name="h5p-panel-content-0-9">
        <text:p text:style-name="P4">Based on the nature of variables, it is classified into four types:</text:p>
        <text:p text:style-name="P18"><text:soft-page-break/><text:span text:style-name="T1">Nominal Variables:</text:span> <text:span text:style-name="T1">They are ones which have two or more categories, and it is impossible to order the values. Predetermined categories and can’t be sorted.</text:span></text:p>
        <text:p text:style-name="P7">Ex gender and blood group</text:p>
        <text:p text:style-name="P18"><text:span text:style-name="T1">Ordinal Variables:</text:span> <text:span text:style-name="T1">They have values in a logical order. However, the relative distance between two data values is not clear. Can be sorted and lacks scale.</text:span></text:p>
        <text:p text:style-name="P7">Ex the size of a coffee cup – large, medium, and small</text:p>
        <text:p text:style-name="P7">The ratings of a product – bad, good, and best</text:p>
        <text:p text:style-name="P18"><text:span text:style-name="T1">Interval Variable:</text:span> <text:span text:style-name="T1">With an interval scale, equal differences between scale values do have equal quantitative meaning. An interval scale provides more quantitative information than the ordinal scale. The interval scale does not have a true zero point. Provides scale and lacks a ‘zero’ point.</text:span></text:p>
        <text:p text:style-name="P7">Ex. The Fahrenheit degree scale used to measure temperature. The distance between two compartments in a train.</text:p>
        <text:p text:style-name="P18"><text:span text:style-name="T1">Ratio Variable:</text:span> <text:span text:style-name="T1">They are similar to interval scales in that equal differences between scale values have equal quantitative meaning. It has a true zero point. Ex the system of inches used with a common ruler.</text:span></text:p>
      </text:section>
      <text:list xml:id="list135332255172208" text:continue-numbering="true" text:style-name="L1">
        <text:list-item>
          <text:list>
            <text:list-item>
              <text:h text:style-name="P1" text:outline-level="2"><text:bookmark text:name="h5p-panel-link-0-10"/>What is the difference between covariance and correlation?</text:h>
            </text:list-item>
          </text:list>
        </text:list-item>
      </text:list>
      <text:section text:style-name="Sect1" text:name="h5p-panel-content-0-10">
        <text:p text:style-name="P4">Correlation and Co-variance both are used as a measure to check how two variables change with respect to each other.</text:p>
        <text:p text:style-name="P7">Covariance:</text:p>
        <text:p text:style-name="P7">- measure of change of how two variables change with respect to each other.</text:p>
        <text:p text:style-name="P7">- It is unit dependent.</text:p>
        <text:p text:style-name="P7">- Difference in scale can output different co-variance.</text:p>
        <text:p text:style-name="P7">- It varies from - infinity to infinity</text:p>
        <text:p text:style-name="P7">- Example: Height vs weight(kg) and Height vs weight(lbs) will have different covariance values</text:p>
        <text:p text:style-name="P7">Correlation :</text:p>
        <text:p text:style-name="P7">- unit measure of change between two variables change with respect to each other. ( Basically it’s normalized covariance value)</text:p>
        <text:p text:style-name="P7"><text:soft-page-break/>- It is unit independent.</text:p>
        <text:p text:style-name="P7">- Difference in scale doesn’t affect the correlation value</text:p>
        <text:p text:style-name="P7">- It varies from -1 to 1.</text:p>
        <text:p text:style-name="P7">- Example: Height vs weight(kg) and Height vs weight(lbs) will have same correlation values.</text:p>
      </text:section>
      <text:list xml:id="list135334202388208" text:continue-numbering="true" text:style-name="L1">
        <text:list-item>
          <text:list>
            <text:list-item>
              <text:h text:style-name="P2" text:outline-level="2"><text:bookmark text:name="h5p-panel-link-0-11"/>What are depend or independ events?</text:h>
            </text:list-item>
          </text:list>
        </text:list-item>
      </text:list>
      <text:section text:style-name="Sect1" text:name="h5p-panel-content-0-11">
        <text:p text:style-name="P4">Independent Events</text:p>
        <text:p text:style-name="P7">An independent series of events occur when the outcome of one event has no effect on the outcome of another.</text:p>
        <text:p text:style-name="P7">Independent are those events whose outcome does not influence the probability of the outcome of the other event. Due to this reason:</text:p>
        <text:p text:style-name="P7">P(A|B) = P(A)</text:p>
        <text:p text:style-name="P7">P(B|A) = P(B)</text:p>
        <text:p text:style-name="P7">Dependent Events</text:p>
        <text:p text:style-name="P7">A dependent event occurs when the outcome of a first event does affect the probability of a second event.</text:p>
      </text:section>
      <text:list xml:id="list135332896663571" text:continue-numbering="true" text:style-name="L1">
        <text:list-item>
          <text:list>
            <text:list-item>
              <text:h text:style-name="P2" text:outline-level="2"><text:bookmark text:name="h5p-panel-link-0-12"/>What is conditional probability? Please explain.</text:h>
            </text:list-item>
          </text:list>
        </text:list-item>
      </text:list>
      <text:section text:style-name="Sect1" text:name="h5p-panel-content-0-12">
        <text:p text:style-name="P4">Conditional probability is the likelihood of an event occurring, based on the occurrence of a previous event.</text:p>
        <text:p text:style-name="P7">The notation for conditional probability is P(A|B), read as ‘the probability of A given B’. The formula for conditional probability is:</text:p>
        <text:p text:style-name="P7">The probability of A given B is equal to the probability of A and B occurring over the probability of B alone occurring.</text:p>
        <text:p text:style-name="P7">Conditional probability does not indicate that there is necessarily a causal relationship between the two events, nor that both events occur simultaneously.</text:p>
      </text:section>
      <text:list xml:id="list135333929954688" text:continue-numbering="true" text:style-name="L1">
        <text:list-item>
          <text:list>
            <text:list-item>
              <text:h text:style-name="P2" text:outline-level="2"><text:bookmark text:name="h5p-panel-link-0-13"/><text:soft-page-break/>What is Bayes' Teorem? Please explain.</text:h>
            </text:list-item>
          </text:list>
        </text:list-item>
      </text:list>
      <text:section text:style-name="Sect1" text:name="h5p-panel-content-0-13">
        <text:p text:style-name="P23"><text:span text:style-name="T4">Bayes' theorem describes the </text:span><text:a xlink:type="simple" xlink:href="https://en.wikipedia.org/wiki/Probability" text:style-name="Internet_20_link" text:visited-style-name="Visited_20_Internet_20_Link">probability</text:a><text:span text:style-name="T5"> </text:span><text:span text:style-name="T4">of an </text:span><text:a xlink:type="simple" xlink:href="https://en.wikipedia.org/wiki/Event_(probability_theory)" text:style-name="Internet_20_link" text:visited-style-name="Visited_20_Internet_20_Link"><text:span text:style-name="T5">event</text:span></text:a><text:span text:style-name="T4">, based on prior knowledge of conditions that might be related to the event. The probability of A given B is equal to the probability of B given A times the probability of A, over the probability of B.</text:span></text:p>
        <text:p text:style-name="P7">For example, if cancer is related to age, then, using Bayes' theorem, a person's age can be used to more accurately assess the probability that they have cancer.</text:p>
        <text:p text:style-name="P7">A is called the proposition and B is called the evidence.</text:p>
        <text:p text:style-name="P7">P(A) is called the prior probability of proposition and P(B) is called the prior probability of evidence.</text:p>
        <text:p text:style-name="P7">P(A|B) is called the posterior.     P(B|A) is the likelihood.</text:p>
        <text:p text:style-name="P7">Posterior=(Likelihood)*(Proposition prior probability) / Evidence prior probability</text:p>
      </text:section>
      <text:list xml:id="list135332574858939" text:continue-numbering="true" text:style-name="L1">
        <text:list-item>
          <text:list>
            <text:list-item>
              <text:h text:style-name="P2" text:outline-level="2"><text:bookmark text:name="h5p-panel-link-0-14"/>What is poisson distributions? Specify discrete probability distributions categories.</text:h>
            </text:list-item>
          </text:list>
        </text:list-item>
      </text:list>
      <text:section text:style-name="Sect1" text:name="h5p-panel-content-0-14">
        <text:p text:style-name="P4">The Poisson distribution gives the probability of a number of events occurring in a fixed interval of time, if these events happen:</text:p>
        <text:list xml:id="list3755342921" text:style-name="L5">
          <text:list-item>
            <text:p text:style-name="P12">with a known average rate and</text:p>
          </text:list-item>
          <text:list-item>
            <text:p text:style-name="P13">independently of the time since the last event.</text:p>
          </text:list-item>
        </text:list>
        <text:p text:style-name="P7">A Poisson Distribution considers the number of successes per unit of time* over the course of many units</text:p>
        <text:p text:style-name="P7">* or any other continuous unit, e.g. distance</text:p>
        <text:p text:style-name="P19"> </text:p>
        <text:p text:style-name="P7">The average number of homes sold by the Acme Realty company is 2 homes per day. What is the probability that exactly 3 homes will be sold tomorrow?   μ=2, x=3,e=2.71...</text:p>
        <text:p text:style-name="P7">P(x; μ) = (e-μ) (μx) / x!</text:p>
        <text:p text:style-name="P19"> </text:p>
        <text:p text:style-name="P7">A classic example here is the number of phone calls received by a call centre.</text:p>
        <text:p text:style-name="P19"> — <text:span text:style-name="T2">Or — </text:span></text:p>
        <text:p text:style-name="P7">If we know the average number of things that happen in a given time period, another use-case can be to predict the odds of getting another value instead, on a given future time. <text:soft-page-break/>E.g. my Medium posts get an average of 1,000 views per day; I can use the Poisson probability mass function to estimate the probability of having 1,500 visits.</text:p>
      </text:section>
      <text:list xml:id="list135334081176180" text:continue-list="list135332574858939" text:style-name="L1">
        <text:list-item>
          <text:list>
            <text:list-item>
              <text:h text:style-name="P2" text:outline-level="2"><text:bookmark text:name="h5p-panel-link-0-15"/>What is probability?</text:h>
            </text:list-item>
          </text:list>
        </text:list-item>
      </text:list>
      <text:section text:style-name="Sect1" text:name="h5p-panel-content-0-15">
        <text:p text:style-name="P4">Probability is a value between 0 and 1 that a certain event will occur</text:p>
        <text:p text:style-name="P7">the act of flipping a coin is called a trial.</text:p>
        <text:p text:style-name="P7">Each trial of flipping a coin can be called an experiment.</text:p>
        <text:p text:style-name="P7">Each mutually exclusive outcome is called a simple event.</text:p>
        <text:p text:style-name="P7">The sample space is the sum of every possible simple event.</text:p>
      </text:section>
      <text:list xml:id="list135333622663493" text:continue-numbering="true" text:style-name="L1">
        <text:list-item>
          <text:list>
            <text:list-item>
              <text:h text:style-name="P2" text:outline-level="2"><text:bookmark text:name="h5p-panel-link-0-16"/>What is binomial distribution?</text:h>
            </text:list-item>
          </text:list>
        </text:list-item>
      </text:list>
      <text:section text:style-name="Sect1" text:name="h5p-panel-content-0-16">
        <text:p text:style-name="P20">“<text:span text:style-name="T2">Binomial” means there are two discrete, mutually exclusive outcomes of a trial. Let’s consider an experiment having two possible outcomes: either success or failure. Suppose the experiment is repeated several times and the repetitions are independent of each other. The total number of experiments where the outcome turns out to be a success is a random variable whose distribution is called binomial distribution.</text:span></text:p>
        <text:p text:style-name="P7">Gives the probability of observing x successes in n trials,.</text:p>
        <text:p text:style-name="P7">Suppose a die is tossed 5 times. What is the probability of getting exactly 2 fours?</text:p>
        <text:p text:style-name="P7">b(x; n, P) = { n! / [ x! (n - x)! ] } * Px * (1 - P)n - x</text:p>
        <text:p text:style-name="P7">x=2, n=5, p=1/6</text:p>
      </text:section>
      <text:list xml:id="list135333491425213" text:continue-numbering="true" text:style-name="L1">
        <text:list-item>
          <text:list>
            <text:list-item>
              <text:h text:style-name="P2" text:outline-level="2"><text:bookmark text:name="h5p-panel-link-0-17"/>What is bernoulli distribution?</text:h>
            </text:list-item>
          </text:list>
        </text:list-item>
      </text:list>
      <text:section text:style-name="Sect1" text:name="h5p-panel-content-0-17">
        <text:p text:style-name="P4">A Bernoulli Trial is a random experiment in which there are only two possible outcomes</text:p>
        <text:p text:style-name="P7">- success or failure</text:p>
        <text:p text:style-name="P19">● <text:span text:style-name="T2">A series of trials n will follow a binary distribution so long as</text:span></text:p>
        <text:p text:style-name="P7">a) the probability of success p is constant</text:p>
        <text:p text:style-name="P7">b) trials are independent of one another</text:p>
        <text:p text:style-name="P19"> </text:p>
        <text:p text:style-name="P7">Gives the probability of observing x successes in n trials</text:p>
        <text:p text:style-name="P19"><text:soft-page-break/>● <text:span text:style-name="T2">The probability of success on a single trial is denoted by p</text:span></text:p>
        <text:p text:style-name="P19">● <text:span text:style-name="T2">Assumes that p is fixed for all trials</text:span></text:p>
      </text:section>
      <text:list xml:id="list135332431395264" text:continue-numbering="true" text:style-name="L1">
        <text:list-item>
          <text:list>
            <text:list-item>
              <text:h text:style-name="P2" text:outline-level="2"><text:bookmark text:name="h5p-panel-link-0-18"/>What do you understand by the term normal distribution?</text:h>
            </text:list-item>
          </text:list>
        </text:list-item>
      </text:list>
      <text:section text:style-name="Sect1" text:name="h5p-panel-content-0-18">
        <text:p text:style-name="P4">It is a set of continuous variables spread across a normal curve or in the shape of a bell curve. It can be considered as a continuous probability distribution and is useful in statistics. It is the most common distribution curve and it becomes very useful to analyze the variables and their relationships when we have the normal distribution curve. The normal distribution curve is symmetrical. The non-normal distribution approaches the normal distribution as the size of the samples increases. It is also very easy to deploy the Central Limit Theorem. This method helps to make sense of data that is random by creating an order and interpreting the results using a bell-shaped graph.</text:p>
        <text:p text:style-name="P7">Data is usually distributed in different ways with a bias to the left or to the right or it can all be jumbled up. However, there are chances that data is distributed around a central value without any bias to the left or right and reaches normal distribution in the form of a bell shaped curve. The random variables are distributed in the form of an symmetrical bell shaped curve.</text:p>
        <text:p text:style-name="P7">Properties of Normal Distribution:</text:p>
        <text:p text:style-name="P7">Unimodal -one mode Symmetrical -left and right halves are mirror images Bell-shaped -maximum height (mode) at the mean Mean, Mode, and Median are all located in the center Asymptotic.</text:p>
      </text:section>
      <text:list xml:id="list135333525941838" text:continue-numbering="true" text:style-name="L1">
        <text:list-item>
          <text:list>
            <text:list-item>
              <text:h text:style-name="P2" text:outline-level="2"><text:bookmark text:name="h5p-panel-link-0-19"/>For what purpose are z and t tests used in statistics?</text:h>
            </text:list-item>
          </text:list>
        </text:list-item>
      </text:list>
      <text:section text:style-name="Sect1" text:name="h5p-panel-content-0-19">
        <text:p text:style-name="P4">We use Z- and t-Distributions to answer the question “ What is the probability that two samples come from the same population?</text:p>
        <text:p text:style-name="P7">Either test assess whether mean of two groups are statistically different from each other or not.</text:p>
        <text:p text:style-name="P7">z-test follows normal-distribution, which is appropriate when the sample size is large, and the population standard deviation is known.</text:p>
        <text:p text:style-name="P7">T-test follows t-distribution, which is appropriate when the sample size is small, and the population standard deviation is not known.</text:p>
      </text:section>
      <text:list xml:id="list135332630929648" text:continue-numbering="true" text:style-name="L1">
        <text:list-item>
          <text:list>
            <text:list-item>
              <text:h text:style-name="P2" text:outline-level="2"><text:bookmark text:name="h5p-panel-link-0-20"/><text:soft-page-break/>What do you mean by confidence interval in statistical analysis?</text:h>
            </text:list-item>
          </text:list>
        </text:list-item>
      </text:list>
      <text:section text:style-name="Sect1" text:name="h5p-panel-content-0-20">
        <text:p text:style-name="P4">It is an interval estimate for a parameter value. It is constructed in a way so that, in the long run, a given proportion of these intervals will include the unknown true parameter value. The proportion is given by the "level of confidence". For instance, you can expect that at least 90% of (a large series of) 90% confidence intervals will include the unknown true values of the parameters.</text:p>
      </text:section>
      <text:list xml:id="list135333714316175" text:continue-numbering="true" text:style-name="L1">
        <text:list-item>
          <text:list>
            <text:list-item>
              <text:h text:style-name="P1" text:outline-level="2"><text:bookmark text:name="h5p-panel-link-0-21"/>What is a p-value? Why is it important?</text:h>
            </text:list-item>
          </text:list>
        </text:list-item>
      </text:list>
      <text:section text:style-name="Sect1" text:name="h5p-panel-content-0-21">
        <text:p text:style-name="P4">When you perform a hypothesis test in statistics, a p-value can help you determine the strength of your results. P-value is a number between 0 and 1. Based on the value it will denote the strength of the results. The claim which is on trial is called Null Hypothesis.</text:p>
      </text:section>
      <text:list xml:id="list135333658652524" text:continue-numbering="true" text:style-name="L1">
        <text:list-item>
          <text:list>
            <text:list-item>
              <text:h text:style-name="P1" text:outline-level="2"><text:bookmark text:name="h5p-panel-link-0-22"/>What are measures of central tendency?</text:h>
            </text:list-item>
          </text:list>
        </text:list-item>
      </text:list>
      <text:section text:style-name="Sect1" text:name="h5p-panel-content-0-22">
        <text:p text:style-name="P17"><text:span text:style-name="T1">Mean: The mean (represented by the greek letter mu— μ) is the average of a dataset. To calculate the mean, we sum up all the values and divide it by the number of values.</text:span></text:p>
        <text:p text:style-name="P18"><text:span text:style-name="T1">Median: The median is the middle of a dataset. To calculate the median, we sort all the values (in ascending or descending order) and take the one that is in the middle.</text:span></text:p>
        <text:p text:style-name="P7">If there is an even number of data points, then we calculate the mean of the two that fall in the middle.</text:p>
        <text:p text:style-name="P18"><text:span text:style-name="T1">The median is less susceptible to outliers than the mean, and hence we need to take into consideration how the data distribution looks like, to choose which one to use. The median is much closer to most of the values in the series!</text:span></text:p>
        <text:p text:style-name="P18"><text:span text:style-name="T1">Mode: The mode is the most common/occurring value in the dataset. To calculate the mode, we locate the number that occurs more frequently.</text:span></text:p>
        <text:p text:style-name="P7">Mode is usually only relevant to discrete numerical data — not to continuous data.</text:p>
      </text:section>
      <text:list xml:id="list135332608146954" text:continue-numbering="true" text:style-name="L1">
        <text:list-item>
          <text:list>
            <text:list-item>
              <text:h text:style-name="P1" text:outline-level="2"><text:bookmark text:name="h5p-panel-link-0-23"/>What is hypothesis testing? What are hypothesis testing types? Please explain with examples.</text:h>
            </text:list-item>
          </text:list>
        </text:list-item>
      </text:list>
      <text:section text:style-name="Sect1" text:name="h5p-panel-content-0-23">
        <text:p text:style-name="P17"><text:span text:style-name="T1">A hypothesis is some kind of assumption and hypothesis testing is an inferential statistical technique to determine whether there is enough evidence in a data sample to infer that a certain condition holds true for the entire population. It is used to test the validity of a claim that is made about a population.</text:span></text:p>
        <text:list xml:id="list1041006517" text:style-name="L6">
          <text:list-item>
            <text:p text:style-name="P14">Take a random sample</text:p>
          </text:list-item>
          <text:list-item>
            <text:p text:style-name="P14"><text:soft-page-break/>Analyze the properties of the sample</text:p>
          </text:list-item>
          <text:list-item>
            <text:p text:style-name="P14">Test whether or not the identified conclusions correctly represent the population</text:p>
          </text:list-item>
          <text:list-item>
            <text:p text:style-name="P15">A hypothesis is generated about a population parameter.</text:p>
          </text:list-item>
        </text:list>
        <text:p text:style-name="P22"><text:span text:style-name="T4">Null Hypothesis: The null hypothesis is assumed to be true unless there is a strong evidence to the contrary. This claim that’s on trial is called the </text:span><text:a xlink:type="simple" xlink:href="https://www.dummies.com/education/math/statistics/how-to-determine-a-p-value-when-testing-a-null-hypothesis/" text:style-name="Internet_20_link" text:visited-style-name="Visited_20_Internet_20_Link"><text:span text:style-name="T5">null hypothesis</text:span></text:a><text:span text:style-name="T4">.</text:span></text:p>
        <text:p text:style-name="P7">Alternative Hypothesis: The alternative hypothesis is assumed to be true when the null hypothesis is proved false. The alternative hypothesis is the one you would believe if the null hypothesis is concluded to be untrue.</text:p>
        <text:p text:style-name="P7">Framing Hypothesis:</text:p>
        <text:p text:style-name="P19">● <text:span text:style-name="T2">At the start of the experiment, the null hypothesis is assumed to be true.</text:span></text:p>
        <text:p text:style-name="P19">● <text:span text:style-name="T2">If the data fails to support the null hypothesis, only then can we look to an alternative hypothesis</text:span></text:p>
        <text:p text:style-name="P7">* If testing something assumed to be true, the null hypothesis can reflect the assumption:</text:p>
        <text:p text:style-name="P16">Claim:  “Our product has an average shipping weight of 3.5kg.”</text:p>
        <text:p text:style-name="P16">Null hypothesis: average weight = 3.5kg</text:p>
        <text:p text:style-name="P16">Alternate hypothesis: average weight ≠ 3.5kg</text:p>
        <text:p text:style-name="P21"> </text:p>
        <text:p text:style-name="P16">* If testing a claim we want to be true, but can’t assume, we test its opposite:</text:p>
        <text:p text:style-name="P16">Claim:  “This prep course improves test scores.”</text:p>
        <text:p text:style-name="P16">Null hypothesis: old scores ≥ new scores</text:p>
        <text:p text:style-name="P16">Alternate hypothesis: old scores &lt; new scores</text:p>
        <text:p text:style-name="P21"> </text:p>
        <text:p text:style-name="P16">The null hypothesis should contain an equality (=, ≤ ,≥)</text:p>
        <text:p text:style-name="P16">The alternate hypothesis should not have an equality (≠,&lt;,&gt;)</text:p>
        <text:p text:style-name="P19"><text:span text:style-name="T2"/></text:p>
      </text:section>
      <text:list xml:id="list135333332646117" text:continue-list="list135332608146954" text:style-name="L1">
        <text:list-item>
          <text:list>
            <text:list-item>
              <text:h text:style-name="P1" text:outline-level="2"><text:bookmark text:name="h5p-panel-link-0-24"/><text:soft-page-break/>What do you understand by Type I vs Type II error?</text:h>
            </text:list-item>
          </text:list>
        </text:list-item>
      </text:list>
      <text:section text:style-name="Sect1" text:name="h5p-panel-content-0-24">
        <text:p text:style-name="P4">Type I error is committed when the null hypothesis is true and we reject it, also known as a ‘False Positive’. Type II error is committed when the null hypothesis is false and we fail to reject it, also known as ‘False Negative'.</text:p>
      </text:section>
      <text:list xml:id="list135333764135970" text:continue-numbering="true" text:style-name="L1">
        <text:list-item>
          <text:list>
            <text:list-item>
              <text:h text:style-name="P1" text:outline-level="2"><text:bookmark text:name="h5p-panel-link-0-25"/>What Is the Goal Of A/B Testing?</text:h>
            </text:list-item>
          </text:list>
        </text:list-item>
      </text:list>
      <text:section text:style-name="Sect1" text:name="h5p-panel-content-0-25">
        <text:p text:style-name="P4">It is a statistical hypothesis testing for randomized experiment with two variables A and B. The objective of A/B Testing is to detect any changes to the web page to maximize or increase the outcome of an interest. Example: Identify the click-through rate for a banner ad.</text:p>
        <text:p text:style-name="P7">A/B testing is a fantastic method for figuring out the best online promotional and marketing strategies for business. It can be used to test everything from website copy to sales emails to search ads An example of this could be identifying the click-through rate for a banner ad.</text:p>
      </text:section>
      <text:list xml:id="list135333227618862" text:continue-numbering="true" text:style-name="L1">
        <text:list-item>
          <text:list>
            <text:list-item>
              <text:h text:style-name="P2" text:outline-level="2"><text:bookmark text:name="h5p-panel-link-0-26"/>Why statistical knowladge are important in data science?</text:h>
            </text:list-item>
          </text:list>
        </text:list-item>
      </text:list>
      <text:section text:style-name="Sect1" text:name="h5p-panel-content-0-26">
        <text:p text:style-name="P17">As Josh Wills once said,</text:p>
        <text:p text:style-name="P19">“<text:span text:style-name="T3">Data Scientist is a person who is better at statistics than any programmer and better at programming than any statistician.”</text:span></text:p>
      </text:section>
      <text:list xml:id="list135333855814915" text:continue-numbering="true" text:style-name="L1">
        <text:list-header>
          <text:p text:style-name="P3"/>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3T13:53:31.891000000</dc:date>
    <meta:editing-duration>PT4M57S</meta:editing-duration>
    <meta:editing-cycles>1</meta:editing-cycles>
    <meta:document-statistic meta:table-count="0" meta:image-count="0" meta:object-count="0" meta:page-count="11" meta:paragraph-count="183" meta:word-count="3017" meta:character-count="17698" meta:non-whitespace-character-count="14828"/>
    <meta:generator>LibreOffice/7.3.2.2$Windows_X86_64 LibreOffice_project/49f2b1bff42cfccbd8f788c8dc32c1c309559be0</meta:generator>
  </office:meta>
</office:document-meta>
</file>